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dfb3e" officeooo:paragraph-rsid="001dfb3e"/>
    </style:style>
    <style:style style:name="P2" style:family="paragraph" style:parent-style-name="Standard">
      <style:text-properties officeooo:rsid="001dfb3e" officeooo:paragraph-rsid="001e5fe0"/>
    </style:style>
    <style:style style:name="P3" style:family="paragraph" style:parent-style-name="Standard">
      <style:text-properties officeooo:rsid="001e5fe0" officeooo:paragraph-rsid="001e5fe0"/>
    </style:style>
    <style:style style:name="P4" style:family="paragraph" style:parent-style-name="Standard">
      <style:text-properties officeooo:rsid="001fb613" officeooo:paragraph-rsid="001e5fe0"/>
    </style:style>
    <style:style style:name="P5" style:family="paragraph" style:parent-style-name="Standard">
      <style:text-properties officeooo:rsid="00259b44" officeooo:paragraph-rsid="00259b44"/>
    </style:style>
    <style:style style:name="T1" style:family="text">
      <style:text-properties officeooo:rsid="001e5fe0"/>
    </style:style>
    <style:style style:name="T2" style:family="text">
      <style:text-properties officeooo:rsid="002371a8"/>
    </style:style>
    <style:style style:name="T3" style:family="text">
      <style:text-properties officeooo:rsid="0026656b"/>
    </style:style>
    <style:style style:name="T4" style:family="text">
      <style:text-properties officeooo:rsid="00272b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 Moja pierwsza implementacja sprawdzania y-monotoniczności wielokąta polegała na o<text:span text:style-name="T2">d</text:span>nalezieniu ekstremum i poruszaniu się po łańcuchu aż do zmiany monotoniczności y. Jeżeli wystąpiły więcej niż 2 zmiany oznaczało to że wielokąt nie jest y-monotoniczny.</text:p>
      <text:p text:style-name="P1">Ostatecznie zrezygnowałem z tej metody na rzecz sprawdzania czy w wielokącie nie występuje żaden wierzchołek dzielący ani łączączy.</text:p>
      <text:p text:style-name="P1">Podjąłem tą decyzję gdyż sprawdzenie czy wielokąt jest monotoniczny przy wykorzystaniu pierwszego sposobu zajmuje O(2n) dla wielokątów monotonicznych a O(n) dla drugiej metody która mimo że jest bardziej wymagająca obliczeniowo i obarczona błędami związanymi z ograniczoną precyzją liczb zmienno przecinkowych jest szybsza.</text:p>
      <text:p text:style-name="P1"/>
      <text:p text:style-name="P2"><text:span text:style-name="T2">5</text:span>. Moja pierwsza implementacja zakładała przechowywanie wielokątu jako graf nieskierowany co umożliwiało prostą edycję <text:span text:style-name="T1">wielokątu – dodawanie i usuwanie wierzchołków. Jednak była nie optymalna pamięciowo. Z tego powodu zdecydowałem się na zmianę reprezentacji na dużo prostszą uporządkowaną listę wierzchołków. Punkty są uporządkowane w kolejności wstawiania (przeciwnej do wskazówek zegara). Punkty sąsiadujące ze sobą tworzą odcinki. Ostatni punkt wraz z pierwszym domykają figurę.</text:span></text:p>
      <text:p text:style-name="P2"/>
      <text:p text:style-name="P3">Wynik triangulacji przechowuję jako listę trójek indeksów wierzchołków reprezentujących trujkąt. Format jest zbliżony do wymaganego przez opengl gl_triangles, jednak trójkąty są zgrupowane dla poprawienia czytelności wyniku.</text:p>
      <text:p text:style-name="P3">Zaletą tego formatu jest fakt to, że jest on oszczędny pamięciowo – nie potrzebujemy pamiętać całych punktów lecz tylko ich indeksy. W 3d przewaga tego formatu była by jeszcze bardziej uwydatniona.</text:p>
      <text:p text:style-name="P4"/>
      <text:p text:style-name="P5">6. W<text:span text:style-name="T3">ykonałem testy na </text:span>przypadk<text:span text:style-name="T3">ach mogących</text:span> powodować problemy – 1 łańcuch sprowadzający się do jednego punktu oraz „<text:span text:style-name="T3">ząbki</text:span>” po drugiej stronie <text:span text:style-name="T4">(oraz przypadek symetryczny). W tym przypadku mają okazje wystąpić obie możliwości <text:s/>łączenia punktów – łączenie punktów z tego samego łańcuach oraz łączenie wszystkich punktów pozostałych na stosie w przypadku punktu z innego łańcuchu. Wykonałem również kilka testów dla przypadkowych wielokątów y-monotoniczny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pl" fo:country="PL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pl" fo:country="PL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18:35:17.460389581</meta:creation-date>
    <dc:date>2019-11-25T18:37:37.187949222</dc:date>
    <meta:editing-duration>PT1H13M4S</meta:editing-duration>
    <meta:editing-cycles>5</meta:editing-cycles>
    <meta:generator>LibreOffice/6.2.8.2$Linux_X86_64 LibreOffice_project/20$Build-2</meta:generator>
    <meta:document-statistic meta:table-count="0" meta:image-count="0" meta:object-count="0" meta:page-count="1" meta:paragraph-count="7" meta:word-count="271" meta:character-count="2065" meta:non-whitespace-character-count="1796"/>
  </office:meta>
</office:document-meta>
</file>